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2pt" fo:font-weight="bold" officeooo:rsid="001761a5" officeooo:paragraph-rsid="001761a5" style:font-size-asian="19.25pt" style:font-weight-asian="bold" style:font-size-complex="22pt" style:font-weight-complex="bold"/>
    </style:style>
    <style:style style:name="P2" style:family="paragraph" style:parent-style-name="Standard">
      <style:paragraph-properties fo:text-align="start" style:justify-single-word="false"/>
      <style:text-properties fo:font-size="18pt" fo:font-weight="normal" officeooo:rsid="001761a5" officeooo:paragraph-rsid="001761a5" style:font-size-asian="15.75pt" style:font-weight-asian="normal" style:font-size-complex="18pt" style:font-weight-complex="normal"/>
    </style:style>
    <style:style style:name="P3" style:family="paragraph" style:parent-style-name="Standard">
      <style:paragraph-properties fo:text-align="center" style:justify-single-word="false"/>
      <style:text-properties fo:font-size="18pt" fo:font-weight="normal" officeooo:rsid="001761a5" officeooo:paragraph-rsid="001761a5" style:font-size-asian="15.75pt" style:font-weight-asian="normal" style:font-size-complex="18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ey Component of Cloud Computing</text:p>
      <text:p text:style-name="P3"/>
      <text:p text:style-name="P3"/>
      <text:p text:style-name="P2">Cloud computing encompasses several key components that work together to provide scalable, on-demand computing resources over the internet. Understanding these components is essential for gaining a comprehensive understanding of how cloud computing functions. Let's explore the key components in detail:</text:p>
      <text:p text:style-name="P2"/>
      <text:p text:style-name="P2">1. Virtualization:</text:p>
      <text:p text:style-name="P2">Virtualization forms the foundation of cloud computing. It involves creating virtual instances of computing resources, such as servers, storage, and networks, from physical hardware. By abstracting the underlying hardware, virtualization enables efficient sharing and utilization of resources among multiple users or applications. This flexibility allows for rapid provisioning and deprovisioning of resources based on demand.</text:p>
      <text:p text:style-name="P2"/>
      <text:p text:style-name="P2">2. Infrastructure as a Service (IaaS):</text:p>
      <text:p text:style-name="P2">IaaS is a cloud service model that provides virtualized infrastructure resources to users. It includes virtual machines (VMs), storage, and networking capabilities. With IaaS, users have control over the operating systems, applications, and data running on the virtual infrastructure, while the cloud provider manages the physical infrastructure.</text:p>
      <text:p text:style-name="P2"/>
      <text:p text:style-name="P2">3. Platform as a Service (PaaS):</text:p>
      <text:p text:style-name="P2">PaaS is a cloud service model that offers a complete development and deployment platform to users. It provides a framework and tools for developing, testing, and deploying applications. With PaaS, developers can focus on application logic and functionality without having to worry about managing the underlying infrastructure, operating systems, or runtime environments.</text:p>
      <text:p text:style-name="P2"/>
      <text:p text:style-name="P2"><text:soft-page-break/>4. Software as a Service (SaaS):</text:p>
      <text:p text:style-name="P2">SaaS is a cloud service model that delivers software applications over the internet on a subscription basis. Users can access and use these applications through web browsers or specialized clients, without the need for local installation or maintenance. The service provider handles application hosting, maintenance, and updates, while users can focus on utilizing the software to meet their business needs.</text:p>
      <text:p text:style-name="P2"/>
      <text:p text:style-name="P2">5. Cloud Storage:</text:p>
      <text:p text:style-name="P2">Cloud storage is a fundamental component of cloud computing, providing scalable and reliable storage solutions. It allows users to store and access their data from anywhere with an internet connection. Cloud storage services often offer features such as data redundancy, automatic backups, and data encryption to ensure data integrity and security.</text:p>
      <text:p text:style-name="P2"/>
      <text:p text:style-name="P2">6. Networking:</text:p>
      <text:p text:style-name="P2">Networking is a crucial component of cloud computing, enabling connectivity between various cloud resources. It includes virtual networks, load balancers, firewalls, and other networking components that facilitate communication and data transfer within the cloud environment. Networking also enables secure connections between cloud resources and on-premises infrastructure, allowing hybrid cloud deployments.</text:p>
      <text:p text:style-name="P2"/>
      <text:p text:style-name="P2">7. Security and Compliance:</text:p>
      <text:p text:style-name="P2">Security is of paramount importance in cloud computing. Cloud providers implement robust security measures to protect data and ensure compliance with industry-specific regulations and standards. This includes data encryption, identity and access management, network security, and regular security audits. Users also have a responsibility to implement proper security practices and ensure data privacy within their cloud deployments.</text:p>
      <text:p text:style-name="P2"/>
      <text:p text:style-name="P2"><text:soft-page-break/>8. Management and Orchestration:</text:p>
      <text:p text:style-name="P2">Managing cloud resources efficiently requires effective management and orchestration tools. These tools enable tasks such as resource provisioning, monitoring, performance optimization, and automation of workflows. Cloud management platforms provide centralized control and visibility over cloud resources, enabling organizations to effectively manage their cloud infrastructure and applications.</text:p>
      <text:p text:style-name="P2"/>
      <text:p text:style-name="P2">Conclusion:</text:p>
      <text:p text:style-name="P2"/>
      <text:p text:style-name="P2">Understanding the key components of cloud computing is crucial for harnessing the power of this technology. Virtualization, IaaS, PaaS, and SaaS form the core service models, while cloud storage, networking, security, and management tools are essential components that enable the delivery of scalable, flexible, and secure cloud services. By comprehending these components, organizations can leverage cloud computing to enhance their agility, scalability, and innovation capabilities in the ever-evolving digital landscap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0T20:59:37.183653368</meta:creation-date>
    <dc:date>2023-06-20T21:02:37.106952514</dc:date>
    <meta:editing-duration>PT3M</meta:editing-duration>
    <meta:editing-cycles>1</meta:editing-cycles>
    <meta:document-statistic meta:table-count="0" meta:image-count="0" meta:object-count="0" meta:page-count="3" meta:paragraph-count="20" meta:word-count="567" meta:character-count="4213" meta:non-whitespace-character-count="3666"/>
    <meta:generator>LibreOffice/7.3.7.2$Linux_X86_64 LibreOffice_project/30$Build-2</meta:generator>
  </office:meta>
</office:document-meta>
</file>